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487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983cm" svg:height="21.581cm" svg:x="0.163cm" svg:y="0.254cm">
          <draw:text-box>
            <text:p text:style-name="P1"><text:span text:style-name="T1">Чтобы установить нужный нам Python:</text:span></text:p>
            <text:p text:style-name="P1"><text:span text:style-name="T1"/></text:p>
            <text:p text:style-name="P1"><text:span text:style-name="T2">Под Windows: </text:span></text:p>
            <text:p text:style-name="P1"><text:span text:style-name="T2"><text:a xlink:href="https://www.anaconda.com/download/#windows" xlink:type="simple">https://www.anaconda.com/download/#windows</text:a></text:span><text:span text:style-name="T2"> </text:span></text:p>
            <text:p text:style-name="P1"><text:span text:style-name="T2">По ссылке скачать Python 3.6 version и установить как обычную программу</text:span></text:p>
            <text:p text:style-name="P1"><text:span text:style-name="T2"/></text:p>
            <text:p text:style-name="P1"><text:span text:style-name="T2">Под Linux:</text:span></text:p>
            <text:p text:style-name="P1"><text:span text:style-name="T2">Вот инструкция</text:span><text:span text:style-name="T2"><text:line-break/></text:span><text:span text:style-name="T2"><text:a xlink:href="http://docs.anaconda.com/anaconda/install/linux/" xlink:type="simple">http://docs.anaconda.com/anaconda/install/linux/</text:a></text:span></text:p>
            <text:p text:style-name="P1"><text:span text:style-name="T2"/></text:p>
            <text:p text:style-name="P1"><text:span text:style-name="T2"/></text:p>
            <text:p text:style-name="P1"><text:span text:style-name="T1"/></text:p>
            <text:p text:style-name="P1"><text:span text:style-name="T1">Чтобы запустить:</text:span></text:p>
            <text:p text:style-name="P1"><text:span text:style-name="T1"/></text:p>
            <text:p text:style-name="P1"><text:span text:style-name="T2">Под Windows: </text:span></text:p>
            <text:p text:style-name="P1"><text:span text:style-name="T2">Нужно зайти в командную строку (cmd) и написать:</text:span><text:span text:style-name="T2"><text:line-break/></text:span><text:span text:style-name="T2">jupyter notebook (или jupyter-notebook)</text:span></text:p>
            <text:p text:style-name="P1"><text:span text:style-name="T2"/></text:p>
            <text:p text:style-name="P1"><text:span text:style-name="T2">Под Linux: </text:span></text:p>
            <text:p text:style-name="P1"><text:span text:style-name="T2">Нужно зайти в terminal и написать:</text:span><text:span text:style-name="T2"><text:line-break/></text:span><text:span text:style-name="T2">jupyter notebook</text:span></text:p>
            <text:p text:style-name="P1"><text:span text:style-name="T2"/></text:p>
            <text:p text:style-name="P1"><text:span text:style-name="T2">После этого откроется браузер и в нем запустится юпитер. </text:span><text:span text:style-name="T2"><text:line-break/></text:span><text:span text:style-name="T2">Будет виден файловый менеджер, в нем нужно найти папку проекта, и запустить нужный файл вида *.ipynb</text:span><text:span text:style-name="T2"><text:line-break/></text:span><text:span text:style-name="T2"><text:line-break/></text:span><text:span text:style-name="T2">Видео с тем как это происходит</text:span></text:p>
            <text:p text:style-name="P1"><text:span text:style-name="T2">https://www.youtube.com/watch?v=jZ952vChhuI&amp;t=144s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2" draw:layer="layout" svg:width="26.416cm" svg:height="12.338cm" svg:x="0.508cm" svg:y="0.508cm">
          <draw:text-box>
            <text:p text:style-name="P1"><text:span text:style-name="T1">Как пользоваться ноутбуком:</text:span></text:p>
            <text:p text:style-name="P1"><text:span text:style-name="T1"/></text:p>
            <text:p text:style-name="P1"><text:span text:style-name="T1">Есть два режима — когда выбрана ячейка (зеленый контур ячейки)</text:span></text:p>
            <text:p text:style-name="P1"><text:span text:style-name="T1"><text:s/></text:span><text:span text:style-name="T1">или командный режим (синий контур ячейки)</text:span></text:p>
            <text:p text:style-name="P1"><text:span text:style-name="T1"/></text:p>
            <text:p text:style-name="P1"><text:span text:style-name="T2">- В ячейке можно писать код, чтобы выполнить ячейку shift+enter</text:span></text:p>
            <text:p text:style-name="P1"><text:span text:style-name="T2">- Добавить ячейку можно кнопками a или b в командном режиме</text:span></text:p>
            <text:p text:style-name="P1"><text:span text:style-name="T2">- Копировать и вставлять ячейки можно кнопками c, v, x в командном режие</text:span></text:p>
            <text:p text:style-name="P1"><text:span text:style-name="T2">- Когда ячейка выполняется, в квадратных скобках появляется звездочка</text:span></text:p>
            <text:p text:style-name="P1"><text:span text:style-name="T2">- Остановить зависшую ячейку можно с помощью ctrl+c</text:span><text:span text:style-name="T2"><text:line-break/></text:span><text:span text:style-name="T2">- Если все совсем зависло, можно нажать сверху kernel и выбрать restart </text:span></text:p>
            <text:p text:style-name="P1"><text:span text:style-name="T2"/></text:p>
            <text:p text:style-name="P1"><text:span text:style-name="T2">- Все переменные заданые в одной ячейке сохраняются все время, это </text:span><text:span text:style-name="T2">особенность именно jupyter notebook, не питона</text:span></text:p>
            <text:p text:style-name="P1"><text:span text:style-name="T2"/></text:p>
            <text:p text:style-name="P1"><text:span text:style-name="T2">- Чтобы выключить ноутбук надо открыть консоль, где он был запущен и нажать </text:span><text:span text:style-name="T2">ctrl + c, потом набрать y и en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8T11:44:17.641313580</meta:creation-date>
    <dc:date>2018-09-18T11:59:45.814263966</dc:date>
    <meta:editing-duration>PT15M28S</meta:editing-duration>
    <meta:editing-cycles>2</meta:editing-cycles>
    <meta:generator>LibreOffice/5.1.6.2$Linux_X86_64 LibreOffice_project/10m0$Build-2</meta:generator>
    <meta:document-statistic meta:object-count="27"/>
  </office:meta>
</office:document-meta>
</file>